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9728in" svg:x="0.3535in" svg:y="7.211in">
            <draw:object draw:notify-on-update-of-ranges="Sheet1.A4:Sheet1.A11 Sheet1.B4:Sheet1.B1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11.0744in" svg:y="0.1996in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6.2988in" svg:height="3.5429in" svg:x="11.1724in" svg:y="4.0091in"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 table:style-name="ce1" office:value-type="string" calcext:value-type="string">
            <text:p>2. Minimum performance requirements</text:p>
          </table:table-cell>
          <table:table-cell table:number-columns-repeated="2"/>
          <table:table-cell office:value-type="string" calcext:value-type="string">
            <text:p>3. Performance analysis: task 2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/>
          <table:table-cell table:style-name="ce1" office:value-type="string" calcext:value-type="string">
            <text:p>pent</text:p>
          </table:table-cell>
          <table:table-cell/>
          <table:table-cell table:style-name="Default"/>
          <table:table-cell table:number-columns-repeated="3" office:value-type="string" calcext:value-type="string">
            <text:p>pent</text:p>
          </table:table-cell>
          <table:table-cell/>
          <table:table-cell table:number-columns-repeated="3" office:value-type="string" calcext:value-type="string">
            <text:p>cojack</text:p>
          </table:table-cell>
        </table:table-row>
        <table:table-row table:style-name="ro2">
          <table:table-cell table:style-name="ce1"/>
          <table:table-cell office:value-type="string" calcext:value-type="string">
            <text:p>dual</text:p>
          </table:table-cell>
          <table:table-cell/>
          <table:table-cell table:style-name="Default"/>
          <table:table-cell office:value-type="string" calcext:value-type="string">
            <text:p>nodal</text:p>
          </table:table-cell>
          <table:table-cell office:value-type="string" calcext:value-type="string">
            <text:p>dual</text:p>
          </table:table-cell>
          <table:table-cell table:style-name="Default" office:value-type="string" calcext:value-type="string">
            <text:p>classic</text:p>
          </table:table-cell>
          <table:table-cell/>
          <table:table-cell office:value-type="string" calcext:value-type="string">
            <text:p>nodal</text:p>
          </table:table-cell>
          <table:table-cell office:value-type="string" calcext:value-type="string">
            <text:p>dual</text:p>
          </table:table-cell>
          <table:table-cell table:style-name="Default" office:value-type="string" calcext:value-type="string">
            <text:p>classic</text:p>
          </table:table-cell>
        </table:table-row>
        <table:table-row table:style-name="ro2"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1.924915051" calcext:value-type="float">
            <text:p>1.92491505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.18612843" calcext:value-type="float">
            <text:p>11.18612843</text:p>
          </table:table-cell>
          <table:table-cell office:value-type="float" office:value="10.79806792" calcext:value-type="float">
            <text:p>10.79806792</text:p>
          </table:table-cell>
          <table:table-cell office:value-type="float" office:value="1.297869217" calcext:value-type="float">
            <text:p>1.297869217</text:p>
          </table:table-cell>
          <table:table-cell/>
          <table:table-cell office:value-type="float" office:value="9.170581005" calcext:value-type="float">
            <text:p>9.170581005</text:p>
          </table:table-cell>
          <table:table-cell office:value-type="float" office:value="9.336070136" calcext:value-type="float">
            <text:p>9.336070136</text:p>
          </table:table-cell>
          <table:table-cell office:value-type="float" office:value="1.873008147" calcext:value-type="float">
            <text:p>1.873008147</text:p>
          </table:table-cell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3.016474276" calcext:value-type="float">
            <text:p>3.01647427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.05814049" calcext:value-type="float">
            <text:p>13.05814049</text:p>
          </table:table-cell>
          <table:table-cell office:value-type="float" office:value="13.08546059" calcext:value-type="float">
            <text:p>13.08546059</text:p>
          </table:table-cell>
          <table:table-cell office:value-type="float" office:value="1.668967568" calcext:value-type="float">
            <text:p>1.668967568</text:p>
          </table:table-cell>
          <table:table-cell/>
          <table:table-cell office:value-type="float" office:value="12.70123378" calcext:value-type="float">
            <text:p>12.70123378</text:p>
          </table:table-cell>
          <table:table-cell office:value-type="float" office:value="13.55760566" calcext:value-type="float">
            <text:p>13.55760566</text:p>
          </table:table-cell>
          <table:table-cell office:value-type="float" office:value="2.305527614" calcext:value-type="float">
            <text:p>2.305527614</text:p>
          </table:table-cell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3.884181394" calcext:value-type="float">
            <text:p>3.88418139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4.18319441" calcext:value-type="float">
            <text:p>14.18319441</text:p>
          </table:table-cell>
          <table:table-cell office:value-type="float" office:value="14.0216943" calcext:value-type="float">
            <text:p>14.0216943</text:p>
          </table:table-cell>
          <table:table-cell office:value-type="float" office:value="1.957050213" calcext:value-type="float">
            <text:p>1.957050213</text:p>
          </table:table-cell>
          <table:table-cell/>
          <table:table-cell office:value-type="float" office:value="19.40482286" calcext:value-type="float">
            <text:p>19.40482286</text:p>
          </table:table-cell>
          <table:table-cell office:value-type="float" office:value="20.56264957" calcext:value-type="float">
            <text:p>20.56264957</text:p>
          </table:table-cell>
          <table:table-cell office:value-type="float" office:value="2.688243819" calcext:value-type="float">
            <text:p>2.688243819</text:p>
          </table:table-cell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4.85901492" calcext:value-type="float">
            <text:p>4.8590149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3.70018464" calcext:value-type="float">
            <text:p>13.70018464</text:p>
          </table:table-cell>
          <table:table-cell office:value-type="float" office:value="15.23825989" calcext:value-type="float">
            <text:p>15.23825989</text:p>
          </table:table-cell>
          <table:table-cell office:value-type="float" office:value="2.25936064" calcext:value-type="float">
            <text:p>2.25936064</text:p>
          </table:table-cell>
          <table:table-cell/>
          <table:table-cell office:value-type="float" office:value="26.46758826" calcext:value-type="float">
            <text:p>26.46758826</text:p>
          </table:table-cell>
          <table:table-cell office:value-type="float" office:value="26.14999744" calcext:value-type="float">
            <text:p>26.14999744</text:p>
          </table:table-cell>
          <table:table-cell office:value-type="float" office:value="3.090813251" calcext:value-type="float">
            <text:p>3.090813251</text:p>
          </table:table-cell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6.106567523" calcext:value-type="float">
            <text:p>6.10656752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5.64125996" calcext:value-type="float">
            <text:p>15.64125996</text:p>
          </table:table-cell>
          <table:table-cell office:value-type="float" office:value="15.53847018" calcext:value-type="float">
            <text:p>15.53847018</text:p>
          </table:table-cell>
          <table:table-cell office:value-type="float" office:value="2.596469008" calcext:value-type="float">
            <text:p>2.596469008</text:p>
          </table:table-cell>
          <table:table-cell/>
          <table:table-cell office:value-type="float" office:value="30.59969799" calcext:value-type="float">
            <text:p>30.59969799</text:p>
          </table:table-cell>
          <table:table-cell office:value-type="float" office:value="30.52323405" calcext:value-type="float">
            <text:p>30.52323405</text:p>
          </table:table-cell>
          <table:table-cell office:value-type="float" office:value="3.491765948" calcext:value-type="float">
            <text:p>3.491765948</text:p>
          </table:table-cell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6.952288844" calcext:value-type="float">
            <text:p>6.95228884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.53629055" calcext:value-type="float">
            <text:p>16.53629055</text:p>
          </table:table-cell>
          <table:table-cell office:value-type="float" office:value="16.29795303" calcext:value-type="float">
            <text:p>16.29795303</text:p>
          </table:table-cell>
          <table:table-cell office:value-type="float" office:value="2.725117051" calcext:value-type="float">
            <text:p>2.725117051</text:p>
          </table:table-cell>
          <table:table-cell/>
          <table:table-cell office:value-type="float" office:value="32.23748082" calcext:value-type="float">
            <text:p>32.23748082</text:p>
          </table:table-cell>
          <table:table-cell office:value-type="float" office:value="32.44164768" calcext:value-type="float">
            <text:p>32.44164768</text:p>
          </table:table-cell>
          <table:table-cell office:value-type="float" office:value="3.764664759" calcext:value-type="float">
            <text:p>3.764664759</text:p>
          </table:table-cell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7.366464289" calcext:value-type="float">
            <text:p>7.36646428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6.12292062" calcext:value-type="float">
            <text:p>16.12292062</text:p>
          </table:table-cell>
          <table:table-cell office:value-type="float" office:value="15.59744926" calcext:value-type="float">
            <text:p>15.59744926</text:p>
          </table:table-cell>
          <table:table-cell office:value-type="float" office:value="3.062719287" calcext:value-type="float">
            <text:p>3.062719287</text:p>
          </table:table-cell>
          <table:table-cell/>
          <table:table-cell office:value-type="float" office:value="34.62841" calcext:value-type="float">
            <text:p>34.62841</text:p>
          </table:table-cell>
          <table:table-cell office:value-type="float" office:value="35.03350892" calcext:value-type="float">
            <text:p>35.03350892</text:p>
          </table:table-cell>
          <table:table-cell office:value-type="float" office:value="4.186105591" calcext:value-type="float">
            <text:p>4.186105591</text:p>
          </table:table-cell>
        </table:table-row>
        <table:table-row table:style-name="ro2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5.60646456" calcext:value-type="float">
            <text:p>15.60646456</text:p>
          </table:table-cell>
          <table:table-cell office:value-type="float" office:value="15.56096697" calcext:value-type="float">
            <text:p>15.56096697</text:p>
          </table:table-cell>
          <table:table-cell office:value-type="float" office:value="3.162484245" calcext:value-type="float">
            <text:p>3.162484245</text:p>
          </table:table-cell>
          <table:table-cell/>
          <table:table-cell office:value-type="float" office:value="34.52898809" calcext:value-type="float">
            <text:p>34.52898809</text:p>
          </table:table-cell>
          <table:table-cell office:value-type="float" office:value="37.21672249" calcext:value-type="float">
            <text:p>37.21672249</text:p>
          </table:table-cell>
          <table:table-cell office:value-type="float" office:value="4.494941935" calcext:value-type="float">
            <text:p>4.494941935</text:p>
          </table:table-cell>
        </table:table-row>
        <table:table-row table:style-name="ro2"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15.86296667" calcext:value-type="float">
            <text:p>15.86296667</text:p>
          </table:table-cell>
          <table:table-cell office:value-type="float" office:value="15.40368619" calcext:value-type="float">
            <text:p>15.40368619</text:p>
          </table:table-cell>
          <table:table-cell office:value-type="float" office:value="3.232168602" calcext:value-type="float">
            <text:p>3.232168602</text:p>
          </table:table-cell>
          <table:table-cell/>
          <table:table-cell office:value-type="float" office:value="35.50793392" calcext:value-type="float">
            <text:p>35.50793392</text:p>
          </table:table-cell>
          <table:table-cell office:value-type="float" office:value="38.39027782" calcext:value-type="float">
            <text:p>38.39027782</text:p>
          </table:table-cell>
          <table:table-cell office:value-type="float" office:value="4.843015255" calcext:value-type="float">
            <text:p>4.843015255</text:p>
          </table:table-cell>
        </table:table-row>
        <table:table-row table:style-name="ro2"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15.98052949" calcext:value-type="float">
            <text:p>15.98052949</text:p>
          </table:table-cell>
          <table:table-cell office:value-type="float" office:value="16.15840867" calcext:value-type="float">
            <text:p>16.15840867</text:p>
          </table:table-cell>
          <table:table-cell office:value-type="float" office:value="3.241574225" calcext:value-type="float">
            <text:p>3.241574225</text:p>
          </table:table-cell>
          <table:table-cell/>
          <table:table-cell office:value-type="float" office:value="39.79165957" calcext:value-type="float">
            <text:p>39.79165957</text:p>
          </table:table-cell>
          <table:table-cell office:value-type="float" office:value="36.83385321" calcext:value-type="float">
            <text:p>36.83385321</text:p>
          </table:table-cell>
          <table:table-cell office:value-type="float" office:value="4.999919774" calcext:value-type="float">
            <text:p>4.999919774</text:p>
          </table:table-cell>
        </table:table-row>
        <table:table-row table:style-name="ro2"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12.47813521" calcext:value-type="float">
            <text:p>12.47813521</text:p>
          </table:table-cell>
          <table:table-cell office:value-type="float" office:value="15.65187491" calcext:value-type="float">
            <text:p>15.65187491</text:p>
          </table:table-cell>
          <table:table-cell office:value-type="float" office:value="3.420948021" calcext:value-type="float">
            <text:p>3.420948021</text:p>
          </table:table-cell>
          <table:table-cell/>
          <table:table-cell office:value-type="float" office:value="40.40553234" calcext:value-type="float">
            <text:p>40.40553234</text:p>
          </table:table-cell>
          <table:table-cell office:value-type="float" office:value="40.12286299" calcext:value-type="float">
            <text:p>40.12286299</text:p>
          </table:table-cell>
          <table:table-cell office:value-type="float" office:value="5.476564241" calcext:value-type="float">
            <text:p>5.476564241</text:p>
          </table:table-cell>
        </table:table-row>
        <table:table-row table:style-name="ro2"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16.81136637" calcext:value-type="float">
            <text:p>16.81136637</text:p>
          </table:table-cell>
          <table:table-cell office:value-type="float" office:value="16.0165977" calcext:value-type="float">
            <text:p>16.0165977</text:p>
          </table:table-cell>
          <table:table-cell office:value-type="float" office:value="3.345873765" calcext:value-type="float">
            <text:p>3.345873765</text:p>
          </table:table-cell>
          <table:table-cell/>
          <table:table-cell office:value-type="float" office:value="43.46303574" calcext:value-type="float">
            <text:p>43.46303574</text:p>
          </table:table-cell>
          <table:table-cell office:value-type="float" office:value="42.73408108" calcext:value-type="float">
            <text:p>42.73408108</text:p>
          </table:table-cell>
          <table:table-cell office:value-type="float" office:value="5.732103502" calcext:value-type="float">
            <text:p>5.732103502</text:p>
          </table:table-cell>
        </table:table-row>
        <table:table-row table:style-name="ro2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16.83795919" calcext:value-type="float">
            <text:p>16.83795919</text:p>
          </table:table-cell>
          <table:table-cell office:value-type="float" office:value="16.04305837" calcext:value-type="float">
            <text:p>16.04305837</text:p>
          </table:table-cell>
          <table:table-cell office:value-type="float" office:value="3.293351865" calcext:value-type="float">
            <text:p>3.293351865</text:p>
          </table:table-cell>
          <table:table-cell/>
          <table:table-cell office:value-type="float" office:value="44.00222792" calcext:value-type="float">
            <text:p>44.00222792</text:p>
          </table:table-cell>
          <table:table-cell office:value-type="float" office:value="43.19866425" calcext:value-type="float">
            <text:p>43.19866425</text:p>
          </table:table-cell>
          <table:table-cell office:value-type="float" office:value="5.951647854" calcext:value-type="float">
            <text:p>5.951647854</text:p>
          </table:table-cell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16.95384474" calcext:value-type="float">
            <text:p>16.95384474</text:p>
          </table:table-cell>
          <table:table-cell office:value-type="float" office:value="17.11123339" calcext:value-type="float">
            <text:p>17.11123339</text:p>
          </table:table-cell>
          <table:table-cell office:value-type="float" office:value="3.316808343" calcext:value-type="float">
            <text:p>3.316808343</text:p>
          </table:table-cell>
          <table:table-cell/>
          <table:table-cell office:value-type="float" office:value="46.7150605" calcext:value-type="float">
            <text:p>46.7150605</text:p>
          </table:table-cell>
          <table:table-cell office:value-type="float" office:value="43.63357448" calcext:value-type="float">
            <text:p>43.63357448</text:p>
          </table:table-cell>
          <table:table-cell office:value-type="float" office:value="6.071278118" calcext:value-type="float">
            <text:p>6.071278118</text:p>
          </table:table-cell>
        </table:table-row>
        <table:table-row table:style-name="ro2"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10.8558193" calcext:value-type="float">
            <text:p>10.8558193</text:p>
          </table:table-cell>
          <table:table-cell office:value-type="float" office:value="15.94728775" calcext:value-type="float">
            <text:p>15.94728775</text:p>
          </table:table-cell>
          <table:table-cell office:value-type="float" office:value="3.398444685" calcext:value-type="float">
            <text:p>3.398444685</text:p>
          </table:table-cell>
          <table:table-cell/>
          <table:table-cell office:value-type="float" office:value="44.44883281" calcext:value-type="float">
            <text:p>44.44883281</text:p>
          </table:table-cell>
          <table:table-cell office:value-type="float" office:value="42.44106475" calcext:value-type="float">
            <text:p>42.44106475</text:p>
          </table:table-cell>
          <table:table-cell office:value-type="float" office:value="6.661180105" calcext:value-type="float">
            <text:p>6.661180105</text:p>
          </table:table-cell>
        </table:table-row>
        <table:table-row table:style-name="ro2"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16.50089582" calcext:value-type="float">
            <text:p>16.50089582</text:p>
          </table:table-cell>
          <table:table-cell office:value-type="float" office:value="16.00608414" calcext:value-type="float">
            <text:p>16.00608414</text:p>
          </table:table-cell>
          <table:table-cell office:value-type="float" office:value="3.312949119" calcext:value-type="float">
            <text:p>3.312949119</text:p>
          </table:table-cell>
          <table:table-cell/>
          <table:table-cell office:value-type="float" office:value="45.96994179" calcext:value-type="float">
            <text:p>45.96994179</text:p>
          </table:table-cell>
          <table:table-cell office:value-type="float" office:value="44.6219569" calcext:value-type="float">
            <text:p>44.6219569</text:p>
          </table:table-cell>
          <table:table-cell office:value-type="float" office:value="6.725026767" calcext:value-type="float">
            <text:p>6.725026767</text:p>
          </table:table-cell>
        </table:table-row>
        <table:table-row table:style-name="ro2"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16.09736634" calcext:value-type="float">
            <text:p>16.09736634</text:p>
          </table:table-cell>
          <table:table-cell office:value-type="float" office:value="16.0731997" calcext:value-type="float">
            <text:p>16.0731997</text:p>
          </table:table-cell>
          <table:table-cell office:value-type="float" office:value="3.258934259" calcext:value-type="float">
            <text:p>3.258934259</text:p>
          </table:table-cell>
          <table:table-cell/>
          <table:table-cell office:value-type="float" office:value="46.29517809" calcext:value-type="float">
            <text:p>46.29517809</text:p>
          </table:table-cell>
          <table:table-cell office:value-type="float" office:value="47.53914348" calcext:value-type="float">
            <text:p>47.53914348</text:p>
          </table:table-cell>
          <table:table-cell office:value-type="float" office:value="6.823178216" calcext:value-type="float">
            <text:p>6.823178216</text:p>
          </table:table-cell>
        </table:table-row>
        <table:table-row table:style-name="ro2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6.58698375" calcext:value-type="float">
            <text:p>16.58698375</text:p>
          </table:table-cell>
          <table:table-cell office:value-type="float" office:value="17.04972447" calcext:value-type="float">
            <text:p>17.04972447</text:p>
          </table:table-cell>
          <table:table-cell office:value-type="float" office:value="3.123408227" calcext:value-type="float">
            <text:p>3.123408227</text:p>
          </table:table-cell>
          <table:table-cell/>
          <table:table-cell office:value-type="float" office:value="46.1637274" calcext:value-type="float">
            <text:p>46.1637274</text:p>
          </table:table-cell>
          <table:table-cell office:value-type="float" office:value="47.29008586" calcext:value-type="float">
            <text:p>47.29008586</text:p>
          </table:table-cell>
          <table:table-cell office:value-type="float" office:value="6.871706011" calcext:value-type="float">
            <text:p>6.871706011</text:p>
          </table:table-cell>
        </table:table-row>
        <table:table-row table:style-name="ro2"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16.53792098" calcext:value-type="float">
            <text:p>16.53792098</text:p>
          </table:table-cell>
          <table:table-cell office:value-type="float" office:value="16.64154029" calcext:value-type="float">
            <text:p>16.64154029</text:p>
          </table:table-cell>
          <table:table-cell office:value-type="float" office:value="3.25721596" calcext:value-type="float">
            <text:p>3.25721596</text:p>
          </table:table-cell>
          <table:table-cell/>
          <table:table-cell office:value-type="float" office:value="49.74834456" calcext:value-type="float">
            <text:p>49.74834456</text:p>
          </table:table-cell>
          <table:table-cell office:value-type="float" office:value="49.43973374" calcext:value-type="float">
            <text:p>49.43973374</text:p>
          </table:table-cell>
          <table:table-cell office:value-type="float" office:value="7.383235905" calcext:value-type="float">
            <text:p>7.383235905</text:p>
          </table:table-cell>
        </table:table-row>
        <table:table-row table:style-name="ro2"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16.52222295" calcext:value-type="float">
            <text:p>16.52222295</text:p>
          </table:table-cell>
          <table:table-cell office:value-type="float" office:value="16.41355506" calcext:value-type="float">
            <text:p>16.41355506</text:p>
          </table:table-cell>
          <table:table-cell office:value-type="float" office:value="3.128508368" calcext:value-type="float">
            <text:p>3.128508368</text:p>
          </table:table-cell>
          <table:table-cell/>
          <table:table-cell office:value-type="float" office:value="46.93827751" calcext:value-type="float">
            <text:p>46.93827751</text:p>
          </table:table-cell>
          <table:table-cell office:value-type="float" office:value="48.38013421" calcext:value-type="float">
            <text:p>48.38013421</text:p>
          </table:table-cell>
          <table:table-cell office:value-type="float" office:value="7.016379695" calcext:value-type="float">
            <text:p>7.016379695</text:p>
          </table:table-cell>
        </table:table-row>
        <table:table-row table:style-name="ro2"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17.32579599" calcext:value-type="float">
            <text:p>17.32579599</text:p>
          </table:table-cell>
          <table:table-cell office:value-type="float" office:value="15.96476615" calcext:value-type="float">
            <text:p>15.96476615</text:p>
          </table:table-cell>
          <table:table-cell office:value-type="float" office:value="2.62504043" calcext:value-type="float">
            <text:p>2.62504043</text:p>
          </table:table-cell>
          <table:table-cell/>
          <table:table-cell office:value-type="float" office:value="48.41863926" calcext:value-type="float">
            <text:p>48.41863926</text:p>
          </table:table-cell>
          <table:table-cell office:value-type="float" office:value="48.33494189" calcext:value-type="float">
            <text:p>48.33494189</text:p>
          </table:table-cell>
          <table:table-cell office:value-type="float" office:value="6.941713377" calcext:value-type="float">
            <text:p>6.941713377</text:p>
          </table:table-cell>
        </table:table-row>
        <table:table-row table:style-name="ro2"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16.01455875" calcext:value-type="float">
            <text:p>16.01455875</text:p>
          </table:table-cell>
          <table:table-cell office:value-type="float" office:value="14.34243516" calcext:value-type="float">
            <text:p>14.34243516</text:p>
          </table:table-cell>
          <table:table-cell office:value-type="float" office:value="2.402248103" calcext:value-type="float">
            <text:p>2.402248103</text:p>
          </table:table-cell>
          <table:table-cell/>
          <table:table-cell office:value-type="float" office:value="51.83480423" calcext:value-type="float">
            <text:p>51.83480423</text:p>
          </table:table-cell>
          <table:table-cell office:value-type="float" office:value="49.94164522" calcext:value-type="float">
            <text:p>49.94164522</text:p>
          </table:table-cell>
          <table:table-cell office:value-type="float" office:value="7.031822054" calcext:value-type="float">
            <text:p>7.031822054</text:p>
          </table:table-cell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16.63968928" calcext:value-type="float">
            <text:p>16.63968928</text:p>
          </table:table-cell>
          <table:table-cell office:value-type="float" office:value="16.85215935" calcext:value-type="float">
            <text:p>16.85215935</text:p>
          </table:table-cell>
          <table:table-cell office:value-type="float" office:value="1.979239917" calcext:value-type="float">
            <text:p>1.979239917</text:p>
          </table:table-cell>
          <table:table-cell/>
          <table:table-cell office:value-type="float" office:value="52.98247801" calcext:value-type="float">
            <text:p>52.98247801</text:p>
          </table:table-cell>
          <table:table-cell office:value-type="float" office:value="51.79019835" calcext:value-type="float">
            <text:p>51.79019835</text:p>
          </table:table-cell>
          <table:table-cell office:value-type="float" office:value="6.185188134" calcext:value-type="float">
            <text:p>6.185188134</text:p>
          </table:table-cell>
        </table:table-row>
        <table:table-row table:style-name="ro2">
          <table:table-cell table:number-columns-repeated="3"/>
          <table:table-cell office:value-type="float" office:value="144" calcext:value-type="float">
            <text:p>144</text:p>
          </table:table-cell>
          <table:table-cell office:value-type="float" office:value="16.0258722" calcext:value-type="float">
            <text:p>16.0258722</text:p>
          </table:table-cell>
          <table:table-cell office:value-type="float" office:value="15.57826598" calcext:value-type="float">
            <text:p>15.57826598</text:p>
          </table:table-cell>
          <table:table-cell office:value-type="float" office:value="1.953476619" calcext:value-type="float">
            <text:p>1.953476619</text:p>
          </table:table-cell>
          <table:table-cell/>
          <table:table-cell office:value-type="float" office:value="50.346884" calcext:value-type="float">
            <text:p>50.346884</text:p>
          </table:table-cell>
          <table:table-cell office:value-type="float" office:value="43.27739028" calcext:value-type="float">
            <text:p>43.27739028</text:p>
          </table:table-cell>
          <table:table-cell office:value-type="float" office:value="5.871747485" calcext:value-type="float">
            <text:p>5.871747485</text:p>
          </table:table-cell>
        </table:table-row>
        <table:table-row table:style-name="ro2">
          <table:table-cell table:number-columns-repeated="3"/>
          <table:table-cell office:value-type="float" office:value="160" calcext:value-type="float">
            <text:p>160</text:p>
          </table:table-cell>
          <table:table-cell office:value-type="float" office:value="14.88819015" calcext:value-type="float">
            <text:p>14.88819015</text:p>
          </table:table-cell>
          <table:table-cell office:value-type="float" office:value="15.79101182" calcext:value-type="float">
            <text:p>15.79101182</text:p>
          </table:table-cell>
          <table:table-cell office:value-type="float" office:value="1.649744335" calcext:value-type="float">
            <text:p>1.649744335</text:p>
          </table:table-cell>
          <table:table-cell/>
          <table:table-cell office:value-type="float" office:value="54.84424072" calcext:value-type="float">
            <text:p>54.84424072</text:p>
          </table:table-cell>
          <table:table-cell office:value-type="float" office:value="54.18128638" calcext:value-type="float">
            <text:p>54.18128638</text:p>
          </table:table-cell>
          <table:table-cell office:value-type="float" office:value="5.509211787" calcext:value-type="float">
            <text:p>5.509211787</text:p>
          </table:table-cell>
        </table:table-row>
        <table:table-row table:style-name="ro2">
          <table:table-cell table:number-columns-repeated="3"/>
          <table:table-cell office:value-type="float" office:value="176" calcext:value-type="float">
            <text:p>176</text:p>
          </table:table-cell>
          <table:table-cell office:value-type="float" office:value="16.07315303" calcext:value-type="float">
            <text:p>16.07315303</text:p>
          </table:table-cell>
          <table:table-cell office:value-type="float" office:value="15.53424019" calcext:value-type="float">
            <text:p>15.53424019</text:p>
          </table:table-cell>
          <table:table-cell office:value-type="float" office:value="1.594271749" calcext:value-type="float">
            <text:p>1.594271749</text:p>
          </table:table-cell>
          <table:table-cell/>
          <table:table-cell office:value-type="float" office:value="53.59934103" calcext:value-type="float">
            <text:p>53.59934103</text:p>
          </table:table-cell>
          <table:table-cell office:value-type="float" office:value="53.50761247" calcext:value-type="float">
            <text:p>53.50761247</text:p>
          </table:table-cell>
          <table:table-cell office:value-type="float" office:value="5.352093807" calcext:value-type="float">
            <text:p>5.352093807</text:p>
          </table:table-cell>
        </table:table-row>
        <table:table-row table:style-name="ro2">
          <table:table-cell table:number-columns-repeated="3"/>
          <table:table-cell office:value-type="float" office:value="192" calcext:value-type="float">
            <text:p>192</text:p>
          </table:table-cell>
          <table:table-cell office:value-type="float" office:value="15.90782663" calcext:value-type="float">
            <text:p>15.90782663</text:p>
          </table:table-cell>
          <table:table-cell office:value-type="float" office:value="15.82767682" calcext:value-type="float">
            <text:p>15.82767682</text:p>
          </table:table-cell>
          <table:table-cell office:value-type="float" office:value="1.505761838" calcext:value-type="float">
            <text:p>1.505761838</text:p>
          </table:table-cell>
          <table:table-cell/>
          <table:table-cell office:value-type="float" office:value="54.01338901" calcext:value-type="float">
            <text:p>54.01338901</text:p>
          </table:table-cell>
          <table:table-cell office:value-type="float" office:value="55.32078404" calcext:value-type="float">
            <text:p>55.32078404</text:p>
          </table:table-cell>
          <table:table-cell office:value-type="float" office:value="5.06914763" calcext:value-type="float">
            <text:p>5.06914763</text:p>
          </table:table-cell>
        </table:table-row>
        <table:table-row table:style-name="ro2">
          <table:table-cell table:number-columns-repeated="3"/>
          <table:table-cell office:value-type="float" office:value="208" calcext:value-type="float">
            <text:p>208</text:p>
          </table:table-cell>
          <table:table-cell office:value-type="float" office:value="15.29641492" calcext:value-type="float">
            <text:p>15.29641492</text:p>
          </table:table-cell>
          <table:table-cell office:value-type="float" office:value="15.49384465" calcext:value-type="float">
            <text:p>15.49384465</text:p>
          </table:table-cell>
          <table:table-cell office:value-type="float" office:value="1.423425365" calcext:value-type="float">
            <text:p>1.423425365</text:p>
          </table:table-cell>
          <table:table-cell/>
          <table:table-cell office:value-type="float" office:value="53.82885615" calcext:value-type="float">
            <text:p>53.82885615</text:p>
          </table:table-cell>
          <table:table-cell office:value-type="float" office:value="52.62171554" calcext:value-type="float">
            <text:p>52.62171554</text:p>
          </table:table-cell>
          <table:table-cell office:value-type="float" office:value="4.913949104" calcext:value-type="float">
            <text:p>4.913949104</text:p>
          </table:table-cell>
        </table:table-row>
        <table:table-row table:style-name="ro2">
          <table:table-cell table:number-columns-repeated="3"/>
          <table:table-cell office:value-type="float" office:value="224" calcext:value-type="float">
            <text:p>224</text:p>
          </table:table-cell>
          <table:table-cell office:value-type="float" office:value="15.38194076" calcext:value-type="float">
            <text:p>15.38194076</text:p>
          </table:table-cell>
          <table:table-cell office:value-type="float" office:value="16.35269892" calcext:value-type="float">
            <text:p>16.35269892</text:p>
          </table:table-cell>
          <table:table-cell office:value-type="float" office:value="1.320920811" calcext:value-type="float">
            <text:p>1.320920811</text:p>
          </table:table-cell>
          <table:table-cell/>
          <table:table-cell office:value-type="float" office:value="55.22829405" calcext:value-type="float">
            <text:p>55.22829405</text:p>
          </table:table-cell>
          <table:table-cell office:value-type="float" office:value="52.87928382" calcext:value-type="float">
            <text:p>52.87928382</text:p>
          </table:table-cell>
          <table:table-cell office:value-type="float" office:value="4.489886681" calcext:value-type="float">
            <text:p>4.489886681</text:p>
          </table:table-cell>
        </table:table-row>
        <table:table-row table:style-name="ro2"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15.28986564" calcext:value-type="float">
            <text:p>15.28986564</text:p>
          </table:table-cell>
          <table:table-cell office:value-type="float" office:value="15.75191592" calcext:value-type="float">
            <text:p>15.75191592</text:p>
          </table:table-cell>
          <table:table-cell office:value-type="float" office:value="1.233282919" calcext:value-type="float">
            <text:p>1.233282919</text:p>
          </table:table-cell>
          <table:table-cell/>
          <table:table-cell office:value-type="float" office:value="55.35310314" calcext:value-type="float">
            <text:p>55.35310314</text:p>
          </table:table-cell>
          <table:table-cell office:value-type="float" office:value="53.80613623" calcext:value-type="float">
            <text:p>53.80613623</text:p>
          </table:table-cell>
          <table:table-cell office:value-type="float" office:value="4.330793787" calcext:value-type="float">
            <text:p>4.330793787</text:p>
          </table:table-cell>
        </table:table-row>
      </table:table>
      <table:table table:name="optimization1" table:style-name="ta1">
        <table:shapes>
          <draw:frame draw:z-index="0" draw:style-name="gr1" draw:text-style-name="P1" svg:width="6.2988in" svg:height="3.5429in" svg:x="7.2374in" svg:y="0.4783in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3783in" svg:y="4.5358in"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2">
          <table:table-cell table:style-name="Default" office:value-type="string" calcext:value-type="string">
            <text:p>optimization1</text:p>
          </table:table-cell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>
          <table:table-cell table:style-name="Default" office:value-type="string" calcext:value-type="string">
            <text:p>drall allread dual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cojack allread dual</text:p>
          </table:table-cell>
          <table:table-cell/>
        </table:table-row>
        <table:table-row table:style-name="ro2">
          <table:table-cell table:style-name="Default"/>
          <table:table-cell table:style-name="Default" office:value-type="string" calcext:value-type="string">
            <text:p>No-opt</text:p>
          </table:table-cell>
          <table:table-cell office:value-type="string" calcext:value-type="string">
            <text:p>opt</text:p>
          </table:table-cell>
          <table:table-cell/>
          <table:table-cell table:style-name="Default" office:value-type="string" calcext:value-type="string">
            <text:p>No-opt</text:p>
          </table:table-cell>
          <table:table-cell office:value-type="string" calcext:value-type="string">
            <text:p>op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939472304" calcext:value-type="float">
            <text:p>0.939472304</text:p>
          </table:table-cell>
          <table:table-cell office:value-type="float" office:value="0.9595617628" calcext:value-type="float">
            <text:p>0.9595617628</text:p>
          </table:table-cell>
          <table:table-cell/>
          <table:table-cell office:value-type="float" office:value="0.9155789867" calcext:value-type="float">
            <text:p>0.9155789867</text:p>
          </table:table-cell>
          <table:table-cell office:value-type="float" office:value="0.9390764594" calcext:value-type="float">
            <text:p>0.939076459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8889651641" calcext:value-type="float">
            <text:p>0.8889651641</text:p>
          </table:table-cell>
          <table:table-cell office:value-type="float" office:value="0.9454481958" calcext:value-type="float">
            <text:p>0.9454481958</text:p>
          </table:table-cell>
          <table:table-cell/>
          <table:table-cell office:value-type="float" office:value="0.9302153639" calcext:value-type="float">
            <text:p>0.9302153639</text:p>
          </table:table-cell>
          <table:table-cell office:value-type="float" office:value="0.9525239777" calcext:value-type="float">
            <text:p>0.952523977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8804069012" calcext:value-type="float">
            <text:p>0.8804069012</text:p>
          </table:table-cell>
          <table:table-cell office:value-type="float" office:value="0.894556926" calcext:value-type="float">
            <text:p>0.894556926</text:p>
          </table:table-cell>
          <table:table-cell/>
          <table:table-cell office:value-type="float" office:value="0.9000842246" calcext:value-type="float">
            <text:p>0.9000842246</text:p>
          </table:table-cell>
          <table:table-cell office:value-type="float" office:value="0.9218251236" calcext:value-type="float">
            <text:p>0.921825123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8296702857" calcext:value-type="float">
            <text:p>0.8296702857</text:p>
          </table:table-cell>
          <table:table-cell office:value-type="float" office:value="0.8478381157" calcext:value-type="float">
            <text:p>0.8478381157</text:p>
          </table:table-cell>
          <table:table-cell/>
          <table:table-cell office:value-type="float" office:value="0.8555820897" calcext:value-type="float">
            <text:p>0.8555820897</text:p>
          </table:table-cell>
          <table:table-cell office:value-type="float" office:value="0.8877396793" calcext:value-type="float">
            <text:p>0.887739679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7829273116" calcext:value-type="float">
            <text:p>0.7829273116</text:p>
          </table:table-cell>
          <table:table-cell office:value-type="float" office:value="0.7549438402" calcext:value-type="float">
            <text:p>0.7549438402</text:p>
          </table:table-cell>
          <table:table-cell/>
          <table:table-cell office:value-type="float" office:value="0.829994257" calcext:value-type="float">
            <text:p>0.829994257</text:p>
          </table:table-cell>
          <table:table-cell office:value-type="float" office:value="0.8550041913" calcext:value-type="float">
            <text:p>0.855004191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7524118714" calcext:value-type="float">
            <text:p>0.7524118714</text:p>
          </table:table-cell>
          <table:table-cell office:value-type="float" office:value="0.7385127845" calcext:value-type="float">
            <text:p>0.7385127845</text:p>
          </table:table-cell>
          <table:table-cell/>
          <table:table-cell office:value-type="float" office:value="0.817737003" calcext:value-type="float">
            <text:p>0.817737003</text:p>
          </table:table-cell>
          <table:table-cell office:value-type="float" office:value="0.8309909352" calcext:value-type="float">
            <text:p>0.8309909352</text:p>
          </table:table-cell>
        </table:table-row>
        <table:table-row table:style-name="ro2">
          <table:table-cell table:number-columns-repeated="4"/>
          <table:table-cell table:style-name="Default"/>
          <table:table-cell/>
        </table:table-row>
      </table:table>
      <table:table table:name="task1" table:style-name="ta1">
        <table:shapes>
          <draw:frame draw:z-index="0" draw:style-name="gr1" draw:text-style-name="P1" svg:width="6.2988in" svg:height="3.5429in" svg:x="6.576in" svg:y="0.2937in">
            <draw:object draw:notify-on-update-of-ranges="task1.A4:task1.A11 task1.B4:task1.B11 task1.C4:task1.C11 task1.A4:task1.A1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6.2988in" svg:height="3.5429in" svg:x="6.576in" svg:y="4.3346in">
            <draw:object draw:notify-on-update-of-ranges="task1.E4:task1.E11 task1.A4:task1.A11 task1.F4:task1.F11 task1.A4:task1.A1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3. Performance analysis: task 1</text:p>
          </table:table-cell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2">
          <table:table-cell table:style-name="Default"/>
          <table:table-cell office:value-type="string" calcext:value-type="string">
            <text:p>drall</text:p>
          </table:table-cell>
          <table:table-cell table:number-columns-repeated="2"/>
          <table:table-cell table:style-name="Default" office:value-type="string" calcext:value-type="string">
            <text:p>cojack</text:p>
          </table:table-cell>
          <table:table-cell table:style-name="Default"/>
        </table:table-row>
        <table:table-row table:style-name="ro2">
          <table:table-cell table:style-name="Default"/>
          <table:table-cell office:value-type="string" calcext:value-type="string">
            <text:p>oneread</text:p>
          </table:table-cell>
          <table:table-cell table:style-name="ce1" office:value-type="string" calcext:value-type="string">
            <text:p>allread</text:p>
          </table:table-cell>
          <table:table-cell/>
          <table:table-cell office:value-type="string" calcext:value-type="string">
            <text:p>oneread</text:p>
          </table:table-cell>
          <table:table-cell office:value-type="string" calcext:value-type="string">
            <text:p>allread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2347500138" calcext:value-type="float">
            <text:p>0.2347500138</text:p>
          </table:table-cell>
          <table:table-cell office:value-type="float" office:value="0.3020573245" calcext:value-type="float">
            <text:p>0.3020573245</text:p>
          </table:table-cell>
          <table:table-cell/>
          <table:table-cell office:value-type="float" office:value="0.2401028816" calcext:value-type="float">
            <text:p>0.2401028816</text:p>
          </table:table-cell>
          <table:table-cell office:value-type="float" office:value="0.2704792964" calcext:value-type="float">
            <text:p>0.270479296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256601696" calcext:value-type="float">
            <text:p>0.2256601696</text:p>
          </table:table-cell>
          <table:table-cell office:value-type="float" office:value="0.2837744906" calcext:value-type="float">
            <text:p>0.2837744906</text:p>
          </table:table-cell>
          <table:table-cell/>
          <table:table-cell office:value-type="float" office:value="0.2180052207" calcext:value-type="float">
            <text:p>0.2180052207</text:p>
          </table:table-cell>
          <table:table-cell office:value-type="float" office:value="0.2476451602" calcext:value-type="float">
            <text:p>0.247645160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209458276" calcext:value-type="float">
            <text:p>0.209458276</text:p>
          </table:table-cell>
          <table:table-cell office:value-type="float" office:value="0.2685184391" calcext:value-type="float">
            <text:p>0.2685184391</text:p>
          </table:table-cell>
          <table:table-cell/>
          <table:table-cell office:value-type="float" office:value="0.2090377768" calcext:value-type="float">
            <text:p>0.2090377768</text:p>
          </table:table-cell>
          <table:table-cell office:value-type="float" office:value="0.2516039971" calcext:value-type="float">
            <text:p>0.251603997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1897664735" calcext:value-type="float">
            <text:p>0.1897664735</text:p>
          </table:table-cell>
          <table:table-cell office:value-type="float" office:value="0.2659333531" calcext:value-type="float">
            <text:p>0.2659333531</text:p>
          </table:table-cell>
          <table:table-cell/>
          <table:table-cell office:value-type="float" office:value="0.1951250813" calcext:value-type="float">
            <text:p>0.1951250813</text:p>
          </table:table-cell>
          <table:table-cell office:value-type="float" office:value="0.2434541478" calcext:value-type="float">
            <text:p>0.243454147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1766770553" calcext:value-type="float">
            <text:p>0.1766770553</text:p>
          </table:table-cell>
          <table:table-cell office:value-type="float" office:value="0.2506079867" calcext:value-type="float">
            <text:p>0.2506079867</text:p>
          </table:table-cell>
          <table:table-cell/>
          <table:table-cell office:value-type="float" office:value="0.1763159573" calcext:value-type="float">
            <text:p>0.1763159573</text:p>
          </table:table-cell>
          <table:table-cell office:value-type="float" office:value="0.2314172417" calcext:value-type="float">
            <text:p>0.231417241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1678689193" calcext:value-type="float">
            <text:p>0.1678689193</text:p>
          </table:table-cell>
          <table:table-cell office:value-type="float" office:value="0.236488929" calcext:value-type="float">
            <text:p>0.236488929</text:p>
          </table:table-cell>
          <table:table-cell/>
          <table:table-cell office:value-type="float" office:value="0.1571424293" calcext:value-type="float">
            <text:p>0.1571424293</text:p>
          </table:table-cell>
          <table:table-cell office:value-type="float" office:value="0.2244962627" calcext:value-type="float">
            <text:p>0.224496262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1554781379" calcext:value-type="float">
            <text:p>0.1554781379</text:p>
          </table:table-cell>
          <table:table-cell office:value-type="float" office:value="0.2272715168" calcext:value-type="float">
            <text:p>0.2272715168</text:p>
          </table:table-cell>
          <table:table-cell/>
          <table:table-cell office:value-type="float" office:value="0.1626819758" calcext:value-type="float">
            <text:p>0.1626819758</text:p>
          </table:table-cell>
          <table:table-cell office:value-type="float" office:value="0.2211809292" calcext:value-type="float">
            <text:p>0.22118092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6">00/00/0000</text:date>, <text:time style:data-style-name="N2" text:time-value="00:28:53.6588175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5T22:26:45.512215217</meta:creation-date>
    <dc:date>2015-01-26T00:58:11.726604308</dc:date>
    <meta:editing-duration>PT1H8M26S</meta:editing-duration>
    <meta:editing-cycles>6</meta:editing-cycles>
    <meta:generator>LibreOffice/4.2.7.2$Linux_X86_64 LibreOffice_project/420m0$Build-2</meta:generator>
    <meta:document-statistic meta:table-count="3" meta:cell-count="33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6.263cm" svg:y="0.316cm" chart:style-name="ch2">
          <text:p>drall initialization</text:p>
        </chart:title>
        <chart:legend chart:legend-position="end" svg:x="12.248cm" svg:y="3.952cm" style:legend-expansion="high" chart:style-name="ch3"/>
        <chart:plot-area chart:style-name="ch4" chart:data-source-has-labels="both" svg:x="1.331cm" svg:y="1.301cm" svg:width="10.597cm" svg:height="6.538cm">
          <chartooo:coordinate-region svg:x="2.058cm" svg:y="1.501cm" svg:width="9.776cm" svg:height="5.691cm"/>
          <chart:axis chart:dimension="x" chart:name="primary-x" chart:style-name="ch5" chartooo:axis-type="auto">
            <chart:title svg:x="4.984cm" svg:y="8.019cm" chart:style-name="ch6">
              <text:p>Number of processors</text:p>
            </chart:title>
            <chart:categories table:cell-range-address="local-table.$A$2:.$A$8"/>
          </chart:axis>
          <chart:axis chart:dimension="y" chart:name="primary-y" chart:style-name="ch5">
            <chart:title svg:x="0.451cm" svg:y="5.289cm" chart:style-name="ch7">
              <text:p>Speedup</text:p>
            </chart:title>
            <chart:grid chart:style-name="ch8" chart:class="major"/>
          </chart:axis>
          <chart:series chart:style-name="ch9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10" chart:values-cell-range-address="local-table.$D$2:.$D$8" chart:label-cell-address="local-table.$D$1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o_optimization</text:p>
              </table:table-cell>
              <table:table-cell office:value-type="string">
                <text:p>optimized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939472304">
                <text:p>0.939472304</text:p>
              </table:table-cell>
              <table:table-cell office:value-type="float" office:value="0.9595617628">
                <text:p>0.95956176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8889651641">
                <text:p>0.8889651641</text:p>
              </table:table-cell>
              <table:table-cell office:value-type="float" office:value="0.9454481958">
                <text:p>0.94544819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8804069012">
                <text:p>0.8804069012</text:p>
              </table:table-cell>
              <table:table-cell office:value-type="float" office:value="0.894556926">
                <text:p>0.8945569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8296702857">
                <text:p>0.8296702857</text:p>
              </table:table-cell>
              <table:table-cell office:value-type="float" office:value="0.8478381157">
                <text:p>0.84783811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7829273116">
                <text:p>0.7829273116</text:p>
              </table:table-cell>
              <table:table-cell office:value-type="float" office:value="0.7549438402">
                <text:p>0.75494384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7524118714">
                <text:p>0.7524118714</text:p>
              </table:table-cell>
              <table:table-cell office:value-type="float" office:value="0.7385127845">
                <text:p>0.73851278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4.834cm" svg:y="0.316cm" chart:style-name="ch2">
          <text:p>cojack dual allread initialization</text:p>
        </chart:title>
        <chart:legend chart:legend-position="end" svg:x="12.248cm" svg:y="3.952cm" style:legend-expansion="high" chart:style-name="ch3"/>
        <chart:plot-area chart:style-name="ch4" chart:data-source-has-labels="both" svg:x="1.331cm" svg:y="1.301cm" svg:width="10.597cm" svg:height="6.538cm">
          <chartooo:coordinate-region svg:x="2.058cm" svg:y="1.501cm" svg:width="9.776cm" svg:height="5.691cm"/>
          <chart:axis chart:dimension="x" chart:name="primary-x" chart:style-name="ch5" chartooo:axis-type="auto">
            <chart:title svg:x="4.984cm" svg:y="8.019cm" chart:style-name="ch6">
              <text:p>Number of processors</text:p>
            </chart:title>
            <chart:categories table:cell-range-address="local-table.$A$2:.$A$8"/>
          </chart:axis>
          <chart:axis chart:dimension="y" chart:name="primary-y" chart:style-name="ch5">
            <chart:title svg:x="0.451cm" svg:y="5.289cm" chart:style-name="ch7">
              <text:p>Speedup</text:p>
            </chart:title>
            <chart:grid chart:style-name="ch8" chart:class="major"/>
          </chart:axis>
          <chart:series chart:style-name="ch9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10" chart:values-cell-range-address="local-table.$D$2:.$D$8" chart:label-cell-address="local-table.$D$1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o_optimization</text:p>
              </table:table-cell>
              <table:table-cell office:value-type="string">
                <text:p>optimized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9155789867">
                <text:p>0.9155789867</text:p>
              </table:table-cell>
              <table:table-cell office:value-type="float" office:value="0.9390764594">
                <text:p>0.93907645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302153639">
                <text:p>0.9302153639</text:p>
              </table:table-cell>
              <table:table-cell office:value-type="float" office:value="0.9525239777">
                <text:p>0.95252397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9000842246">
                <text:p>0.9000842246</text:p>
              </table:table-cell>
              <table:table-cell office:value-type="float" office:value="0.9218251236">
                <text:p>0.92182512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8555820897">
                <text:p>0.8555820897</text:p>
              </table:table-cell>
              <table:table-cell office:value-type="float" office:value="0.8877396793">
                <text:p>0.88773967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829994257">
                <text:p>0.829994257</text:p>
              </table:table-cell>
              <table:table-cell office:value-type="float" office:value="0.8550041913">
                <text:p>0.85500419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817737003">
                <text:p>0.817737003</text:p>
              </table:table-cell>
              <table:table-cell office:value-type="float" office:value="0.8309909352">
                <text:p>0.83099093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10.092cm" xlink:href=".." xlink:type="simple" chart:class="chart:scatter" chart:style-name="ch1">
        <chart:title svg:x="7.017cm" svg:y="0.337cm" chart:style-name="ch2">
          <text:p>pent dual</text:p>
        </chart:title>
        <chart:plot-area chart:style-name="ch3" table:cell-range-address="Sheet1.A4:Sheet1.B11" svg:x="1.331cm" svg:y="1.343cm" svg:width="14.349cm" svg:height="7.567cm">
          <chartooo:coordinate-region svg:x="1.767cm" svg:y="1.542cm" svg:width="13.819cm" svg:height="6.721cm"/>
          <chart:axis chart:dimension="x" chart:name="primary-x" chart:style-name="ch4">
            <chart:title svg:x="6.86cm" svg:y="9.111cm" chart:style-name="ch5">
              <text:p>Number of processors</text:p>
            </chart:title>
          </chart:axis>
          <chart:axis chart:dimension="y" chart:name="primary-y" chart:style-name="ch4">
            <chart:title svg:x="0.451cm" svg:y="5.845cm" chart:style-name="ch6">
              <text:p>Speedup</text:p>
            </chart:title>
            <chart:grid chart:style-name="ch7" chart:class="major"/>
          </chart:axis>
          <chart:series chart:style-name="ch8" chart:values-cell-range-address="Sheet1.B4:Sheet1.B11" chart:class="chart:scatter">
            <chart:domain table:cell-range-address="Sheet1.A4:Sheet1.A11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11</svg:desc>
                </draw:g>
              </table:table-cell>
              <table:table-cell office:value-type="float" office:value="1">
                <text:p>1</text:p>
                <draw:g>
                  <svg:desc>Sheet1.B4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24915051">
                <text:p>1.9249150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016474276">
                <text:p>3.0164742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884181394">
                <text:p>3.8841813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85901492">
                <text:p>4.859014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.106567523">
                <text:p>6.1065675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952288844">
                <text:p>6.9522888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366464289">
                <text:p>7.3664642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7.493cm" svg:y="0.316cm" chart:style-name="ch2">
          <text:p>pent</text:p>
        </chart:title>
        <chart:legend chart:legend-position="end" svg:x="12.725cm" svg:y="3.703cm" style:legend-expansion="high" chart:style-name="ch3"/>
        <chart:plot-area chart:style-name="ch4" chart:data-source-has-labels="both" svg:x="1.331cm" svg:y="1.301cm" svg:width="11.074cm" svg:height="6.538cm">
          <chartooo:coordinate-region svg:x="1.952cm" svg:y="1.5cm" svg:width="10.173cm" svg:height="5.692cm"/>
          <chart:axis chart:dimension="x" chart:name="primary-x" chart:style-name="ch5" chartooo:axis-type="auto">
            <chart:title svg:x="5.223cm" svg:y="8.019cm" chart:style-name="ch6">
              <text:p>Number of processors</text:p>
            </chart:title>
            <chart:categories table:cell-range-address="local-table.$A$2:.$A$32"/>
          </chart:axis>
          <chart:axis chart:dimension="y" chart:name="primary-y" chart:style-name="ch5">
            <chart:title svg:x="0.451cm" svg:y="5.289cm" chart:style-name="ch7">
              <text:p>Speedup</text:p>
            </chart:title>
            <chart:grid chart:style-name="ch8" chart:class="major"/>
          </chart:axis>
          <chart:series chart:style-name="ch9" chart:values-cell-range-address="local-table.$C$2:.$C$32" chart:label-cell-address="local-table.$C$1" chart:class="chart:scatter">
            <chart:domain table:cell-range-address="local-table.$B$2:.$B$32"/>
            <chart:data-point chart:repeated="31"/>
          </chart:series>
          <chart:series chart:style-name="ch10" chart:values-cell-range-address="local-table.$D$2:.$D$32" chart:label-cell-address="local-table.$D$1" chart:class="chart:scatter">
            <chart:data-point chart:repeated="31"/>
          </chart:series>
          <chart:series chart:style-name="ch11" chart:values-cell-range-address="local-table.$E$2:.$E$32" chart:label-cell-address="local-table.$E$1" chart:class="chart:scatter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ent_nodal</text:p>
              </table:table-cell>
              <table:table-cell office:value-type="string">
                <text:p>pent_classic</text:p>
              </table:table-cell>
              <table:table-cell office:value-type="string">
                <text:p>pent_du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1.18612843">
                <text:p>11.18612843</text:p>
              </table:table-cell>
              <table:table-cell office:value-type="float" office:value="1.297869217">
                <text:p>1.297869217</text:p>
              </table:table-cell>
              <table:table-cell office:value-type="float" office:value="10.79806792">
                <text:p>10.798067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3.05814049">
                <text:p>13.05814049</text:p>
              </table:table-cell>
              <table:table-cell office:value-type="float" office:value="1.668967568">
                <text:p>1.668967568</text:p>
              </table:table-cell>
              <table:table-cell office:value-type="float" office:value="13.08546059">
                <text:p>13.08546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4.18319441">
                <text:p>14.18319441</text:p>
              </table:table-cell>
              <table:table-cell office:value-type="float" office:value="1.957050213">
                <text:p>1.957050213</text:p>
              </table:table-cell>
              <table:table-cell office:value-type="float" office:value="14.0216943">
                <text:p>14.02169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13.70018464">
                <text:p>13.70018464</text:p>
              </table:table-cell>
              <table:table-cell office:value-type="float" office:value="2.25936064">
                <text:p>2.25936064</text:p>
              </table:table-cell>
              <table:table-cell office:value-type="float" office:value="15.23825989">
                <text:p>15.238259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15.64125996">
                <text:p>15.64125996</text:p>
              </table:table-cell>
              <table:table-cell office:value-type="float" office:value="2.596469008">
                <text:p>2.596469008</text:p>
              </table:table-cell>
              <table:table-cell office:value-type="float" office:value="15.53847018">
                <text:p>15.538470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16.53629055">
                <text:p>16.53629055</text:p>
              </table:table-cell>
              <table:table-cell office:value-type="float" office:value="2.725117051">
                <text:p>2.725117051</text:p>
              </table:table-cell>
              <table:table-cell office:value-type="float" office:value="16.29795303">
                <text:p>16.297953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16.12292062">
                <text:p>16.12292062</text:p>
              </table:table-cell>
              <table:table-cell office:value-type="float" office:value="3.062719287">
                <text:p>3.062719287</text:p>
              </table:table-cell>
              <table:table-cell office:value-type="float" office:value="15.59744926">
                <text:p>15.597449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5.60646456">
                <text:p>15.60646456</text:p>
              </table:table-cell>
              <table:table-cell office:value-type="float" office:value="3.162484245">
                <text:p>3.162484245</text:p>
              </table:table-cell>
              <table:table-cell office:value-type="float" office:value="15.56096697">
                <text:p>15.560966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15.86296667">
                <text:p>15.86296667</text:p>
              </table:table-cell>
              <table:table-cell office:value-type="float" office:value="3.232168602">
                <text:p>3.232168602</text:p>
              </table:table-cell>
              <table:table-cell office:value-type="float" office:value="15.40368619">
                <text:p>15.403686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">
                <text:p>48</text:p>
              </table:table-cell>
              <table:table-cell office:value-type="float" office:value="15.98052949">
                <text:p>15.98052949</text:p>
              </table:table-cell>
              <table:table-cell office:value-type="float" office:value="3.241574225">
                <text:p>3.241574225</text:p>
              </table:table-cell>
              <table:table-cell office:value-type="float" office:value="16.15840867">
                <text:p>16.158408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">
                <text:p>52</text:p>
              </table:table-cell>
              <table:table-cell office:value-type="float" office:value="12.47813521">
                <text:p>12.47813521</text:p>
              </table:table-cell>
              <table:table-cell office:value-type="float" office:value="3.420948021">
                <text:p>3.420948021</text:p>
              </table:table-cell>
              <table:table-cell office:value-type="float" office:value="15.65187491">
                <text:p>15.651874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16.81136637">
                <text:p>16.81136637</text:p>
              </table:table-cell>
              <table:table-cell office:value-type="float" office:value="3.345873765">
                <text:p>3.345873765</text:p>
              </table:table-cell>
              <table:table-cell office:value-type="float" office:value="16.0165977">
                <text:p>16.01659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16.83795919">
                <text:p>16.83795919</text:p>
              </table:table-cell>
              <table:table-cell office:value-type="float" office:value="3.293351865">
                <text:p>3.293351865</text:p>
              </table:table-cell>
              <table:table-cell office:value-type="float" office:value="16.04305837">
                <text:p>16.043058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">
                <text:p>64</text:p>
              </table:table-cell>
              <table:table-cell office:value-type="float" office:value="16.95384474">
                <text:p>16.95384474</text:p>
              </table:table-cell>
              <table:table-cell office:value-type="float" office:value="3.316808343">
                <text:p>3.316808343</text:p>
              </table:table-cell>
              <table:table-cell office:value-type="float" office:value="17.11123339">
                <text:p>17.111233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8">
                <text:p>68</text:p>
              </table:table-cell>
              <table:table-cell office:value-type="float" office:value="10.8558193">
                <text:p>10.8558193</text:p>
              </table:table-cell>
              <table:table-cell office:value-type="float" office:value="3.398444685">
                <text:p>3.398444685</text:p>
              </table:table-cell>
              <table:table-cell office:value-type="float" office:value="15.94728775">
                <text:p>15.947287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">
                <text:p>72</text:p>
              </table:table-cell>
              <table:table-cell office:value-type="float" office:value="16.50089582">
                <text:p>16.50089582</text:p>
              </table:table-cell>
              <table:table-cell office:value-type="float" office:value="3.312949119">
                <text:p>3.312949119</text:p>
              </table:table-cell>
              <table:table-cell office:value-type="float" office:value="16.00608414">
                <text:p>16.006084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">
                <text:p>76</text:p>
              </table:table-cell>
              <table:table-cell office:value-type="float" office:value="16.09736634">
                <text:p>16.09736634</text:p>
              </table:table-cell>
              <table:table-cell office:value-type="float" office:value="3.258934259">
                <text:p>3.258934259</text:p>
              </table:table-cell>
              <table:table-cell office:value-type="float" office:value="16.0731997">
                <text:p>16.07319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">
                <text:p>80</text:p>
              </table:table-cell>
              <table:table-cell office:value-type="float" office:value="16.58698375">
                <text:p>16.58698375</text:p>
              </table:table-cell>
              <table:table-cell office:value-type="float" office:value="3.123408227">
                <text:p>3.123408227</text:p>
              </table:table-cell>
              <table:table-cell office:value-type="float" office:value="17.04972447">
                <text:p>17.049724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16.53792098">
                <text:p>16.53792098</text:p>
              </table:table-cell>
              <table:table-cell office:value-type="float" office:value="3.25721596">
                <text:p>3.25721596</text:p>
              </table:table-cell>
              <table:table-cell office:value-type="float" office:value="16.64154029">
                <text:p>16.641540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">
                <text:p>88</text:p>
              </table:table-cell>
              <table:table-cell office:value-type="float" office:value="16.52222295">
                <text:p>16.52222295</text:p>
              </table:table-cell>
              <table:table-cell office:value-type="float" office:value="3.128508368">
                <text:p>3.128508368</text:p>
              </table:table-cell>
              <table:table-cell office:value-type="float" office:value="16.41355506">
                <text:p>16.413555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6">
                <text:p>96</text:p>
              </table:table-cell>
              <table:table-cell office:value-type="float" office:value="17.32579599">
                <text:p>17.32579599</text:p>
              </table:table-cell>
              <table:table-cell office:value-type="float" office:value="2.62504043">
                <text:p>2.62504043</text:p>
              </table:table-cell>
              <table:table-cell office:value-type="float" office:value="15.96476615">
                <text:p>15.964766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">
                <text:p>112</text:p>
              </table:table-cell>
              <table:table-cell office:value-type="float" office:value="16.01455875">
                <text:p>16.01455875</text:p>
              </table:table-cell>
              <table:table-cell office:value-type="float" office:value="2.402248103">
                <text:p>2.402248103</text:p>
              </table:table-cell>
              <table:table-cell office:value-type="float" office:value="14.34243516">
                <text:p>14.342435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8">
                <text:p>128</text:p>
              </table:table-cell>
              <table:table-cell office:value-type="float" office:value="16.63968928">
                <text:p>16.63968928</text:p>
              </table:table-cell>
              <table:table-cell office:value-type="float" office:value="1.979239917">
                <text:p>1.979239917</text:p>
              </table:table-cell>
              <table:table-cell office:value-type="float" office:value="16.85215935">
                <text:p>16.852159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">
                <text:p>144</text:p>
              </table:table-cell>
              <table:table-cell office:value-type="float" office:value="16.0258722">
                <text:p>16.0258722</text:p>
              </table:table-cell>
              <table:table-cell office:value-type="float" office:value="1.953476619">
                <text:p>1.953476619</text:p>
              </table:table-cell>
              <table:table-cell office:value-type="float" office:value="15.57826598">
                <text:p>15.578265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0">
                <text:p>160</text:p>
              </table:table-cell>
              <table:table-cell office:value-type="float" office:value="14.88819015">
                <text:p>14.88819015</text:p>
              </table:table-cell>
              <table:table-cell office:value-type="float" office:value="1.649744335">
                <text:p>1.649744335</text:p>
              </table:table-cell>
              <table:table-cell office:value-type="float" office:value="15.79101182">
                <text:p>15.791011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6">
                <text:p>176</text:p>
              </table:table-cell>
              <table:table-cell office:value-type="float" office:value="16.07315303">
                <text:p>16.07315303</text:p>
              </table:table-cell>
              <table:table-cell office:value-type="float" office:value="1.594271749">
                <text:p>1.594271749</text:p>
              </table:table-cell>
              <table:table-cell office:value-type="float" office:value="15.53424019">
                <text:p>15.534240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2">
                <text:p>192</text:p>
              </table:table-cell>
              <table:table-cell office:value-type="float" office:value="15.90782663">
                <text:p>15.90782663</text:p>
              </table:table-cell>
              <table:table-cell office:value-type="float" office:value="1.505761838">
                <text:p>1.505761838</text:p>
              </table:table-cell>
              <table:table-cell office:value-type="float" office:value="15.82767682">
                <text:p>15.827676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8">
                <text:p>208</text:p>
              </table:table-cell>
              <table:table-cell office:value-type="float" office:value="15.29641492">
                <text:p>15.29641492</text:p>
              </table:table-cell>
              <table:table-cell office:value-type="float" office:value="1.423425365">
                <text:p>1.423425365</text:p>
              </table:table-cell>
              <table:table-cell office:value-type="float" office:value="15.49384465">
                <text:p>15.493844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4">
                <text:p>224</text:p>
              </table:table-cell>
              <table:table-cell office:value-type="float" office:value="15.38194076">
                <text:p>15.38194076</text:p>
              </table:table-cell>
              <table:table-cell office:value-type="float" office:value="1.320920811">
                <text:p>1.320920811</text:p>
              </table:table-cell>
              <table:table-cell office:value-type="float" office:value="16.35269892">
                <text:p>16.352698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0">
                <text:p>240</text:p>
              </table:table-cell>
              <table:table-cell office:value-type="float" office:value="15.28986564">
                <text:p>15.28986564</text:p>
              </table:table-cell>
              <table:table-cell office:value-type="float" office:value="1.233282919">
                <text:p>1.233282919</text:p>
              </table:table-cell>
              <table:table-cell office:value-type="float" office:value="15.75191592">
                <text:p>15.751915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7.269cm" svg:y="0.316cm" chart:style-name="ch2">
          <text:p>cojack</text:p>
        </chart:title>
        <chart:legend chart:legend-position="end" svg:x="12.381cm" svg:y="3.703cm" style:legend-expansion="high" chart:style-name="ch3"/>
        <chart:plot-area chart:style-name="ch4" chart:data-source-has-labels="both" svg:x="1.331cm" svg:y="1.301cm" svg:width="10.73cm" svg:height="6.538cm">
          <chartooo:coordinate-region svg:x="1.952cm" svg:y="1.5cm" svg:width="9.829cm" svg:height="5.692cm"/>
          <chart:axis chart:dimension="x" chart:name="primary-x" chart:style-name="ch5" chartooo:axis-type="auto">
            <chart:title svg:x="5.051cm" svg:y="8.019cm" chart:style-name="ch6">
              <text:p>Number of processors</text:p>
            </chart:title>
            <chart:categories table:cell-range-address="local-table.$A$2:.$A$32"/>
          </chart:axis>
          <chart:axis chart:dimension="y" chart:name="primary-y" chart:style-name="ch5">
            <chart:title svg:x="0.451cm" svg:y="5.196cm" chart:style-name="ch7">
              <text:p>Seedup</text:p>
            </chart:title>
            <chart:grid chart:style-name="ch8" chart:class="major"/>
          </chart:axis>
          <chart:series chart:style-name="ch9" chart:values-cell-range-address="local-table.$C$2:.$C$32" chart:label-cell-address="local-table.$C$1" chart:class="chart:scatter">
            <chart:domain table:cell-range-address="local-table.$B$2:.$B$32"/>
            <chart:data-point chart:repeated="31"/>
          </chart:series>
          <chart:series chart:style-name="ch10" chart:values-cell-range-address="local-table.$D$2:.$D$32" chart:label-cell-address="local-table.$D$1" chart:class="chart:scatter">
            <chart:data-point chart:repeated="31"/>
          </chart:series>
          <chart:series chart:style-name="ch11" chart:values-cell-range-address="local-table.$E$2:.$E$32" chart:label-cell-address="local-table.$E$1" chart:class="chart:scatter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jack_nodal</text:p>
              </table:table-cell>
              <table:table-cell office:value-type="string">
                <text:p>cojack_dual</text:p>
              </table:table-cell>
              <table:table-cell office:value-type="string">
                <text:p>cojack_classi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9.170581005">
                <text:p>9.170581005</text:p>
              </table:table-cell>
              <table:table-cell office:value-type="float" office:value="9.336070136">
                <text:p>9.336070136</text:p>
              </table:table-cell>
              <table:table-cell office:value-type="float" office:value="1.873008147">
                <text:p>1.8730081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2.70123378">
                <text:p>12.70123378</text:p>
              </table:table-cell>
              <table:table-cell office:value-type="float" office:value="13.55760566">
                <text:p>13.55760566</text:p>
              </table:table-cell>
              <table:table-cell office:value-type="float" office:value="2.305527614">
                <text:p>2.3055276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9.40482286">
                <text:p>19.40482286</text:p>
              </table:table-cell>
              <table:table-cell office:value-type="float" office:value="20.56264957">
                <text:p>20.56264957</text:p>
              </table:table-cell>
              <table:table-cell office:value-type="float" office:value="2.688243819">
                <text:p>2.6882438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6.46758826">
                <text:p>26.46758826</text:p>
              </table:table-cell>
              <table:table-cell office:value-type="float" office:value="26.14999744">
                <text:p>26.14999744</text:p>
              </table:table-cell>
              <table:table-cell office:value-type="float" office:value="3.090813251">
                <text:p>3.0908132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30.59969799">
                <text:p>30.59969799</text:p>
              </table:table-cell>
              <table:table-cell office:value-type="float" office:value="30.52323405">
                <text:p>30.52323405</text:p>
              </table:table-cell>
              <table:table-cell office:value-type="float" office:value="3.491765948">
                <text:p>3.4917659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32.23748082">
                <text:p>32.23748082</text:p>
              </table:table-cell>
              <table:table-cell office:value-type="float" office:value="32.44164768">
                <text:p>32.44164768</text:p>
              </table:table-cell>
              <table:table-cell office:value-type="float" office:value="3.764664759">
                <text:p>3.7646647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34.62841">
                <text:p>34.62841</text:p>
              </table:table-cell>
              <table:table-cell office:value-type="float" office:value="35.03350892">
                <text:p>35.03350892</text:p>
              </table:table-cell>
              <table:table-cell office:value-type="float" office:value="4.186105591">
                <text:p>4.1861055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34.52898809">
                <text:p>34.52898809</text:p>
              </table:table-cell>
              <table:table-cell office:value-type="float" office:value="37.21672249">
                <text:p>37.21672249</text:p>
              </table:table-cell>
              <table:table-cell office:value-type="float" office:value="4.494941935">
                <text:p>4.4949419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35.50793392">
                <text:p>35.50793392</text:p>
              </table:table-cell>
              <table:table-cell office:value-type="float" office:value="38.39027782">
                <text:p>38.39027782</text:p>
              </table:table-cell>
              <table:table-cell office:value-type="float" office:value="4.843015255">
                <text:p>4.8430152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">
                <text:p>48</text:p>
              </table:table-cell>
              <table:table-cell office:value-type="float" office:value="39.79165957">
                <text:p>39.79165957</text:p>
              </table:table-cell>
              <table:table-cell office:value-type="float" office:value="36.83385321">
                <text:p>36.83385321</text:p>
              </table:table-cell>
              <table:table-cell office:value-type="float" office:value="4.999919774">
                <text:p>4.9999197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">
                <text:p>52</text:p>
              </table:table-cell>
              <table:table-cell office:value-type="float" office:value="40.40553234">
                <text:p>40.40553234</text:p>
              </table:table-cell>
              <table:table-cell office:value-type="float" office:value="40.12286299">
                <text:p>40.12286299</text:p>
              </table:table-cell>
              <table:table-cell office:value-type="float" office:value="5.476564241">
                <text:p>5.4765642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43.46303574">
                <text:p>43.46303574</text:p>
              </table:table-cell>
              <table:table-cell office:value-type="float" office:value="42.73408108">
                <text:p>42.73408108</text:p>
              </table:table-cell>
              <table:table-cell office:value-type="float" office:value="5.732103502">
                <text:p>5.7321035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44.00222792">
                <text:p>44.00222792</text:p>
              </table:table-cell>
              <table:table-cell office:value-type="float" office:value="43.19866425">
                <text:p>43.19866425</text:p>
              </table:table-cell>
              <table:table-cell office:value-type="float" office:value="5.951647854">
                <text:p>5.9516478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">
                <text:p>64</text:p>
              </table:table-cell>
              <table:table-cell office:value-type="float" office:value="46.7150605">
                <text:p>46.7150605</text:p>
              </table:table-cell>
              <table:table-cell office:value-type="float" office:value="43.63357448">
                <text:p>43.63357448</text:p>
              </table:table-cell>
              <table:table-cell office:value-type="float" office:value="6.071278118">
                <text:p>6.0712781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8">
                <text:p>68</text:p>
              </table:table-cell>
              <table:table-cell office:value-type="float" office:value="44.44883281">
                <text:p>44.44883281</text:p>
              </table:table-cell>
              <table:table-cell office:value-type="float" office:value="42.44106475">
                <text:p>42.44106475</text:p>
              </table:table-cell>
              <table:table-cell office:value-type="float" office:value="6.661180105">
                <text:p>6.6611801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">
                <text:p>72</text:p>
              </table:table-cell>
              <table:table-cell office:value-type="float" office:value="45.96994179">
                <text:p>45.96994179</text:p>
              </table:table-cell>
              <table:table-cell office:value-type="float" office:value="44.6219569">
                <text:p>44.6219569</text:p>
              </table:table-cell>
              <table:table-cell office:value-type="float" office:value="6.725026767">
                <text:p>6.7250267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">
                <text:p>76</text:p>
              </table:table-cell>
              <table:table-cell office:value-type="float" office:value="46.29517809">
                <text:p>46.29517809</text:p>
              </table:table-cell>
              <table:table-cell office:value-type="float" office:value="47.53914348">
                <text:p>47.53914348</text:p>
              </table:table-cell>
              <table:table-cell office:value-type="float" office:value="6.823178216">
                <text:p>6.8231782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">
                <text:p>80</text:p>
              </table:table-cell>
              <table:table-cell office:value-type="float" office:value="46.1637274">
                <text:p>46.1637274</text:p>
              </table:table-cell>
              <table:table-cell office:value-type="float" office:value="47.29008586">
                <text:p>47.29008586</text:p>
              </table:table-cell>
              <table:table-cell office:value-type="float" office:value="6.871706011">
                <text:p>6.8717060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49.74834456">
                <text:p>49.74834456</text:p>
              </table:table-cell>
              <table:table-cell office:value-type="float" office:value="49.43973374">
                <text:p>49.43973374</text:p>
              </table:table-cell>
              <table:table-cell office:value-type="float" office:value="7.383235905">
                <text:p>7.3832359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">
                <text:p>88</text:p>
              </table:table-cell>
              <table:table-cell office:value-type="float" office:value="46.93827751">
                <text:p>46.93827751</text:p>
              </table:table-cell>
              <table:table-cell office:value-type="float" office:value="48.38013421">
                <text:p>48.38013421</text:p>
              </table:table-cell>
              <table:table-cell office:value-type="float" office:value="7.016379695">
                <text:p>7.0163796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6">
                <text:p>96</text:p>
              </table:table-cell>
              <table:table-cell office:value-type="float" office:value="48.41863926">
                <text:p>48.41863926</text:p>
              </table:table-cell>
              <table:table-cell office:value-type="float" office:value="48.33494189">
                <text:p>48.33494189</text:p>
              </table:table-cell>
              <table:table-cell office:value-type="float" office:value="6.941713377">
                <text:p>6.9417133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">
                <text:p>112</text:p>
              </table:table-cell>
              <table:table-cell office:value-type="float" office:value="51.83480423">
                <text:p>51.83480423</text:p>
              </table:table-cell>
              <table:table-cell office:value-type="float" office:value="49.94164522">
                <text:p>49.94164522</text:p>
              </table:table-cell>
              <table:table-cell office:value-type="float" office:value="7.031822054">
                <text:p>7.0318220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8">
                <text:p>128</text:p>
              </table:table-cell>
              <table:table-cell office:value-type="float" office:value="52.98247801">
                <text:p>52.98247801</text:p>
              </table:table-cell>
              <table:table-cell office:value-type="float" office:value="51.79019835">
                <text:p>51.79019835</text:p>
              </table:table-cell>
              <table:table-cell office:value-type="float" office:value="6.185188134">
                <text:p>6.1851881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">
                <text:p>144</text:p>
              </table:table-cell>
              <table:table-cell office:value-type="float" office:value="50.346884">
                <text:p>50.346884</text:p>
              </table:table-cell>
              <table:table-cell office:value-type="float" office:value="43.27739028">
                <text:p>43.27739028</text:p>
              </table:table-cell>
              <table:table-cell office:value-type="float" office:value="5.871747485">
                <text:p>5.8717474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0">
                <text:p>160</text:p>
              </table:table-cell>
              <table:table-cell office:value-type="float" office:value="54.84424072">
                <text:p>54.84424072</text:p>
              </table:table-cell>
              <table:table-cell office:value-type="float" office:value="54.18128638">
                <text:p>54.18128638</text:p>
              </table:table-cell>
              <table:table-cell office:value-type="float" office:value="5.509211787">
                <text:p>5.5092117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6">
                <text:p>176</text:p>
              </table:table-cell>
              <table:table-cell office:value-type="float" office:value="53.59934103">
                <text:p>53.59934103</text:p>
              </table:table-cell>
              <table:table-cell office:value-type="float" office:value="53.50761247">
                <text:p>53.50761247</text:p>
              </table:table-cell>
              <table:table-cell office:value-type="float" office:value="5.352093807">
                <text:p>5.3520938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2">
                <text:p>192</text:p>
              </table:table-cell>
              <table:table-cell office:value-type="float" office:value="54.01338901">
                <text:p>54.01338901</text:p>
              </table:table-cell>
              <table:table-cell office:value-type="float" office:value="55.32078404">
                <text:p>55.32078404</text:p>
              </table:table-cell>
              <table:table-cell office:value-type="float" office:value="5.06914763">
                <text:p>5.069147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8">
                <text:p>208</text:p>
              </table:table-cell>
              <table:table-cell office:value-type="float" office:value="53.82885615">
                <text:p>53.82885615</text:p>
              </table:table-cell>
              <table:table-cell office:value-type="float" office:value="52.62171554">
                <text:p>52.62171554</text:p>
              </table:table-cell>
              <table:table-cell office:value-type="float" office:value="4.913949104">
                <text:p>4.9139491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4">
                <text:p>224</text:p>
              </table:table-cell>
              <table:table-cell office:value-type="float" office:value="55.22829405">
                <text:p>55.22829405</text:p>
              </table:table-cell>
              <table:table-cell office:value-type="float" office:value="52.87928382">
                <text:p>52.87928382</text:p>
              </table:table-cell>
              <table:table-cell office:value-type="float" office:value="4.489886681">
                <text:p>4.4898866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0">
                <text:p>240</text:p>
              </table:table-cell>
              <table:table-cell office:value-type="float" office:value="55.35310314">
                <text:p>55.35310314</text:p>
              </table:table-cell>
              <table:table-cell office:value-type="float" office:value="53.80613623">
                <text:p>53.80613623</text:p>
              </table:table-cell>
              <table:table-cell office:value-type="float" office:value="4.330793787">
                <text:p>4.33079378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94cm" svg:y="0.317cm" chart:style-name="ch2">
          <text:p>drall initialization scalability</text:p>
        </chart:title>
        <chart:legend chart:legend-position="end" svg:x="13.439cm" svg:y="3.952cm" style:legend-expansion="high" chart:style-name="ch3"/>
        <chart:plot-area chart:style-name="ch4" table:cell-range-address="task1.A4:task1.C11" chart:data-source-has-labels="row" svg:x="1.331cm" svg:y="1.301cm" svg:width="11.788cm" svg:height="6.538cm">
          <chartooo:coordinate-region svg:x="2.058cm" svg:y="1.501cm" svg:width="10.968cm" svg:height="5.691cm"/>
          <chart:axis chart:dimension="x" chart:name="primary-x" chart:style-name="ch5">
            <chart:title svg:x="5.58cm" svg:y="8.019cm" chart:style-name="ch6">
              <text:p>Number of processors</text:p>
            </chart:title>
          </chart:axis>
          <chart:axis chart:dimension="y" chart:name="primary-y" chart:style-name="ch5">
            <chart:title svg:x="0.451cm" svg:y="5.368cm" chart:style-name="ch7">
              <text:p>Scalability</text:p>
            </chart:title>
            <chart:grid chart:style-name="ch8" chart:class="major"/>
          </chart:axis>
          <chart:series chart:style-name="ch9" chart:values-cell-range-address="task1.B4:task1.B11" chart:label-cell-address="oneread" chart:class="chart:scatter">
            <chart:domain table:cell-range-address="task1.A4:task1.A11"/>
            <chart:data-point chart:repeated="8"/>
          </chart:series>
          <chart:series chart:style-name="ch10" chart:values-cell-range-address="task1.C4:task1.C11" chart:label-cell-address="allread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neread</text:p>
              </table:table-cell>
              <table:table-cell office:value-type="string">
                <text:p>allre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sk1.A4:task1.A11</svg:desc>
                </draw:g>
              </table:table-cell>
              <table:table-cell office:value-type="float" office:value="1">
                <text:p>1</text:p>
                <draw:g>
                  <svg:desc>task1.B4:task1.B11</svg:desc>
                </draw:g>
              </table:table-cell>
              <table:table-cell office:value-type="float" office:value="1">
                <text:p>1</text:p>
                <draw:g>
                  <svg:desc>task1.C4:task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347500138">
                <text:p>0.2347500138</text:p>
              </table:table-cell>
              <table:table-cell office:value-type="float" office:value="0.3020573245">
                <text:p>0.30205732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2256601696">
                <text:p>0.2256601696</text:p>
              </table:table-cell>
              <table:table-cell office:value-type="float" office:value="0.2837744906">
                <text:p>0.28377449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209458276">
                <text:p>0.209458276</text:p>
              </table:table-cell>
              <table:table-cell office:value-type="float" office:value="0.2685184391">
                <text:p>0.26851843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897664735">
                <text:p>0.1897664735</text:p>
              </table:table-cell>
              <table:table-cell office:value-type="float" office:value="0.2659333531">
                <text:p>0.26593335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766770553">
                <text:p>0.1766770553</text:p>
              </table:table-cell>
              <table:table-cell office:value-type="float" office:value="0.2506079867">
                <text:p>0.25060798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678689193">
                <text:p>0.1678689193</text:p>
              </table:table-cell>
              <table:table-cell office:value-type="float" office:value="0.236488929">
                <text:p>0.2364889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554781379">
                <text:p>0.1554781379</text:p>
              </table:table-cell>
              <table:table-cell office:value-type="float" office:value="0.2272715168">
                <text:p>0.227271516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8cm" svg:y="0.316cm" chart:style-name="ch2">
          <text:p>cojack initialization scalability</text:p>
        </chart:title>
        <chart:legend chart:legend-position="end" svg:x="13.439cm" svg:y="3.952cm" style:legend-expansion="high" chart:style-name="ch3"/>
        <chart:plot-area chart:style-name="ch4" table:cell-range-address="task1.A4:task1.A11 task1.E4:task1.F11" chart:data-source-has-labels="row" svg:x="1.331cm" svg:y="1.301cm" svg:width="11.788cm" svg:height="6.538cm">
          <chartooo:coordinate-region svg:x="2.058cm" svg:y="1.501cm" svg:width="10.968cm" svg:height="5.691cm"/>
          <chart:axis chart:dimension="x" chart:name="primary-x" chart:style-name="ch5">
            <chart:title svg:x="5.58cm" svg:y="8.019cm" chart:style-name="ch6">
              <text:p>Number of processors</text:p>
            </chart:title>
          </chart:axis>
          <chart:axis chart:dimension="y" chart:name="primary-y" chart:style-name="ch5">
            <chart:title svg:x="0.451cm" svg:y="5.368cm" chart:style-name="ch7">
              <text:p>Scalability</text:p>
            </chart:title>
            <chart:grid chart:style-name="ch8" chart:class="major"/>
          </chart:axis>
          <chart:series chart:style-name="ch9" chart:values-cell-range-address="task1.E4:task1.E11" chart:label-cell-address="oneread" chart:class="chart:scatter">
            <chart:domain table:cell-range-address="task1.A4:task1.A11"/>
            <chart:data-point chart:repeated="8"/>
          </chart:series>
          <chart:series chart:style-name="ch10" chart:values-cell-range-address="task1.F4:task1.F11" chart:label-cell-address="allread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neread</text:p>
              </table:table-cell>
              <table:table-cell office:value-type="string">
                <text:p>allre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sk1.A4:task1.A11</svg:desc>
                </draw:g>
              </table:table-cell>
              <table:table-cell office:value-type="float" office:value="1">
                <text:p>1</text:p>
                <draw:g>
                  <svg:desc>task1.E4:task1.E11</svg:desc>
                </draw:g>
              </table:table-cell>
              <table:table-cell office:value-type="float" office:value="1">
                <text:p>1</text:p>
                <draw:g>
                  <svg:desc>task1.F4:task1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401028816">
                <text:p>0.2401028816</text:p>
              </table:table-cell>
              <table:table-cell office:value-type="float" office:value="0.2704792964">
                <text:p>0.27047929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2180052207">
                <text:p>0.2180052207</text:p>
              </table:table-cell>
              <table:table-cell office:value-type="float" office:value="0.2476451602">
                <text:p>0.24764516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2090377768">
                <text:p>0.2090377768</text:p>
              </table:table-cell>
              <table:table-cell office:value-type="float" office:value="0.2516039971">
                <text:p>0.2516039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951250813">
                <text:p>0.1951250813</text:p>
              </table:table-cell>
              <table:table-cell office:value-type="float" office:value="0.2434541478">
                <text:p>0.24345414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763159573">
                <text:p>0.1763159573</text:p>
              </table:table-cell>
              <table:table-cell office:value-type="float" office:value="0.2314172417">
                <text:p>0.23141724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571424293">
                <text:p>0.1571424293</text:p>
              </table:table-cell>
              <table:table-cell office:value-type="float" office:value="0.2244962627">
                <text:p>0.22449626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626819758">
                <text:p>0.1626819758</text:p>
              </table:table-cell>
              <table:table-cell office:value-type="float" office:value="0.2211809292">
                <text:p>0.221180929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